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ce2" office:value-type="string" calcext:value-type="string">
            <text:p>PROJECT G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LESTON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</text:p>
          </table:table-cell>
          <table:table-cell table:style-name="ce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and establish proper build setup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readme for final product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s into their own output folder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D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initial-creator>Matthew Willard</meta:initial-creator>
    <meta:creation-date>2022-10-08T09:26:08Z</meta:creation-date>
    <dc:date>2022-10-22T15:14:24.125000000</dc:date>
    <meta:editing-cycles>5</meta:editing-cycles>
    <meta:editing-duration>PT46M1S</meta:editing-duration>
    <meta:document-statistic meta:table-count="1" meta:cell-count="37" meta:object-count="0"/>
  </office:meta>
</office:document-meta>
</file>